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061cm" style:use-optimal-column-width="false"/>
    </style:style>
    <style:style style:name="co2" style:family="table-column">
      <style:table-column-properties style:column-width="3.067cm" style:use-optimal-column-width="false"/>
    </style:style>
    <style:style style:name="co3" style:family="table-column">
      <style:table-column-properties style:column-width="3.064cm" style:use-optimal-column-width="false"/>
    </style:style>
    <style:style style:name="co4" style:family="table-column">
      <style:table-column-properties style:column-width="2.775cm" style:use-optimal-column-width="false"/>
    </style:style>
    <style:style style:name="ro1" style:family="table-row">
      <style:table-row-properties style:row-height="1.712cm"/>
    </style:style>
    <style:style style:name="ro2" style:family="table-row">
      <style:table-row-properties style:row-height="2.537cm"/>
    </style:style>
    <style:style style:name="ro3" style:family="table-row">
      <style:table-row-properties style:row-height="1.685cm"/>
    </style:style>
    <style:style style:name="ro4" style:family="table-row">
      <style:table-row-properties style:row-height="0.973cm"/>
    </style:style>
    <style:style style:name="ro5" style:family="table-row">
      <style:table-row-properties style:row-height="2.397cm"/>
    </style:style>
    <style:style style:name="ro6" style:family="table-row">
      <style:table-row-properties style:row-height="1.302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6pt" style:font-size-asian="16pt" style:font-size-complex="16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277cm" svg:height="16.344cm" svg:x="0.308cm" svg:y="0.4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NV</text:p>
              </table:table-cell>
              <table:table-cell>
                <text:p text:style-name="P1">Depth</text:p>
              </table:table-cell>
              <table:table-cell>
                <text:p text:style-name="P1">Echo (us)(before)</text:p>
              </table:table-cell>
              <table:table-cell>
                <text:p text:style-name="P1">XY8-32 (us)(before)</text:p>
              </table:table-cell>
              <table:table-cell>
                <text:p text:style-name="P1">XY8-64 (us)(before)</text:p>
              </table:table-cell>
              <table:table-cell>
                <text:p text:style-name="P1">Echo (us)(after)</text:p>
              </table:table-cell>
              <table:table-cell table:style-name="ce2">
                <text:p text:style-name="P2">XY8-32 (us)(after)</text:p>
              </table:table-cell>
              <table:table-cell table:style-name="ce2">
                <text:p text:style-name="P2">XY8-64 (us)(after)</text:p>
              </table:table-cell>
              <table:table-cell table:style-name="ce2">
                <text:p text:style-name="P2">Notes</text:p>
              </table:table-cell>
            </table:table-row>
            <table:table-row table:style-name="ro2" table:default-cell-style-name="ce3">
              <table:table-cell>
                <text:p text:style-name="P3">17</text:p>
              </table:table-cell>
              <table:table-cell>
                <text:p text:style-name="P3">8 nm</text:p>
              </table:table-cell>
              <table:table-cell>
                <text:p text:style-name="P3">9 </text:p>
              </table:table-cell>
              <table:table-cell>
                <text:p text:style-name="P3">81</text:p>
              </table:table-cell>
              <table:table-cell>
                <text:p text:style-name="P3">99</text:p>
              </table:table-cell>
              <table:table-cell>
                <text:p text:style-name="P3">15</text:p>
              </table:table-cell>
              <table:table-cell>
                <text:p text:style-name="P3">71 (\pm 4)</text:p>
              </table:table-cell>
              <table:table-cell>
                <text:p text:style-name="P3">130 (+- 20)</text:p>
              </table:table-cell>
              <table:table-cell>
                <text:p text:style-name="P3">Contrast lower. 40% first round, 30% now</text:p>
              </table:table-cell>
            </table:table-row>
            <table:table-row table:style-name="ro3" table:default-cell-style-name="ce3">
              <table:table-cell>
                <text:p text:style-name="P3">20</text:p>
              </table:table-cell>
              <table:table-cell>
                <text:p text:style-name="P3">8.8?</text:p>
              </table:table-cell>
              <table:table-cell>
                <text:p text:style-name="P3">58</text:p>
              </table:table-cell>
              <table:table-cell>
                <text:p text:style-name="P3">82</text:p>
              </table:table-cell>
              <table:table-cell>
                <text:p text:style-name="P3">156</text:p>
              </table:table-cell>
              <table:table-cell>
                <text:p text:style-name="P3">3 Too noisy</text:p>
              </table:table-cell>
              <table:table-cell>
                <text:p text:style-name="P3">48 Too Noisy</text:p>
              </table:table-cell>
              <table:table-cell>
                <text:p text:style-name="P3">Too Noisy</text:p>
              </table:table-cell>
              <table:table-cell>
                <text:p text:style-name="P3">Contrast: 30% t-&gt; 22%</text:p>
              </table:table-cell>
            </table:table-row>
            <table:table-row table:style-name="ro4" table:default-cell-style-name="ce3">
              <table:table-cell>
                <text:p text:style-name="P3">16</text:p>
              </table:table-cell>
              <table:table-cell>
                <text:p text:style-name="P3">11</text:p>
              </table:table-cell>
              <table:table-cell>
                <text:p text:style-name="P3">18</text:p>
              </table:table-cell>
              <table:table-cell>
                <text:p text:style-name="P3">82</text:p>
              </table:table-cell>
              <table:table-cell>
                <text:p text:style-name="P3">154</text:p>
              </table:table-cell>
              <table:table-cell>
                <text:p text:style-name="P3">36</text:p>
              </table:table-cell>
              <table:table-cell>
                <text:p text:style-name="P3">124/pm15</text:p>
              </table:table-cell>
              <table:table-cell>
                <text:p text:style-name="P3">143\pm 13</text:p>
              </table:table-cell>
              <table:table-cell>
                <text:p text:style-name="P3">Contrast: 35% -&gt;30%</text:p>
              </table:table-cell>
            </table:table-row>
            <table:table-row table:style-name="ro3" table:default-cell-style-name="ce3">
              <table:table-cell>
                <text:p text:style-name="P3">15</text:p>
              </table:table-cell>
              <table:table-cell>
                <text:p text:style-name="P3">- (T2 too short)</text:p>
              </table:table-cell>
              <table:table-cell>
                <text:p text:style-name="P3">4</text:p>
              </table:table-cell>
              <table:table-cell>
                <text:p text:style-name="P3">8</text:p>
              </table:table-cell>
              <table:table-cell>
                <text:p text:style-name="P3">- (T2 too short)</text:p>
              </table:table-cell>
              <table:table-cell>
                <text:p text:style-name="P3">10</text:p>
              </table:table-cell>
              <table:table-cell>
                <text:p text:style-name="P3">48 \pm 10</text:p>
              </table:table-cell>
              <table:table-cell>
                <text:p text:style-name="P3">Too short?</text:p>
              </table:table-cell>
              <table:table-cell>
                <text:p text:style-name="P3">Contrast: 32% → 20%</text:p>
              </table:table-cell>
            </table:table-row>
            <table:table-row table:style-name="ro5" table:default-cell-style-name="ce3">
              <table:table-cell>
                <text:p text:style-name="P3">18</text:p>
              </table:table-cell>
              <table:table-cell>
                <text:p text:style-name="P3">&gt; 12 (small signal)</text:p>
              </table:table-cell>
              <table:table-cell>
                <text:p text:style-name="P3">27</text:p>
              </table:table-cell>
              <table:table-cell>
                <text:p text:style-name="P3">68</text:p>
              </table:table-cell>
              <table:table-cell>
                <text:p text:style-name="P3">142</text:p>
              </table:table-cell>
              <table:table-cell>
                <text:p text:style-name="P3">43</text:p>
              </table:table-cell>
              <table:table-cell>
                <text:p text:style-name="P3">72 \pm 8</text:p>
              </table:table-cell>
              <table:table-cell>
                <text:p text:style-name="P3">128 \pm 8</text:p>
              </table:table-cell>
              <table:table-cell>
                <text:p text:style-name="P3">Contrast: 30%-&gt;25%</text:p>
              </table:table-cell>
            </table:table-row>
            <table:table-row table:style-name="ro4" table:default-cell-style-name="ce3">
              <table:table-cell>
                <text:p text:style-name="P3">21</text:p>
              </table:table-cell>
              <table:table-cell>
                <text:p text:style-name="P3">9</text:p>
              </table:table-cell>
              <table:table-cell>
                <text:p text:style-name="P3">10</text:p>
              </table:table-cell>
              <table:table-cell>
                <text:p text:style-name="P3">67</text:p>
              </table:table-cell>
              <table:table-cell>
                <text:p text:style-name="P3">88</text:p>
              </table:table-cell>
              <table:table-cell>
                <text:p text:style-name="P3">21</text:p>
              </table:table-cell>
              <table:table-cell>
                <text:p text:style-name="P3">72 \pm 8</text:p>
              </table:table-cell>
              <table:table-cell>
                <text:p text:style-name="P3">116 \pm 3</text:p>
              </table:table-cell>
              <table:table-cell>
                <text:p text:style-name="P3">ESR contrast 10%-&gt;8%. Don't have rabi for first</text:p>
              </table:table-cell>
            </table:table-row>
            <table:table-row table:style-name="ro4" table:default-cell-style-name="ce3">
              <table:table-cell>
                <text:p text:style-name="P3">22</text:p>
              </table:table-cell>
              <table:table-cell>
                <text:p text:style-name="P3">12</text:p>
              </table:table-cell>
              <table:table-cell>
                <text:p text:style-name="P3">25</text:p>
              </table:table-cell>
              <table:table-cell>
                <text:p text:style-name="P3">64</text:p>
              </table:table-cell>
              <table:table-cell>
                <text:p text:style-name="P3">131</text:p>
              </table:table-cell>
              <table:table-cell>
                <text:p text:style-name="P3">42</text:p>
              </table:table-cell>
              <table:table-cell>
                <text:p text:style-name="P3">Retake</text:p>
              </table:table-cell>
              <table:table-cell>
                <text:p text:style-name="P3">Retake</text:p>
              </table:table-cell>
              <table:table-cell/>
            </table:table-row>
            <table:table-row table:style-name="ro6" table:default-cell-style-name="ce3">
              <table:table-cell>
                <text:p text:style-name="P3">12</text:p>
              </table:table-cell>
              <table:table-cell>
                <text:p text:style-name="P3">6</text:p>
              </table:table-cell>
              <table:table-cell>
                <text:p text:style-name="P3">5</text:p>
              </table:table-cell>
              <table:table-cell>
                <text:p text:style-name="P3">32</text:p>
              </table:table-cell>
              <table:table-cell>
                <text:p text:style-name="P3">--(Missing)</text:p>
              </table:table-cell>
              <table:table-cell>
                <text:p text:style-name="P3">8</text:p>
              </table:table-cell>
              <table:table-cell>
                <text:p text:style-name="P3">37\pm4</text:p>
              </table:table-cell>
              <table:table-cell>
                <text:p text:style-name="P3">72 \pm 7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2:10:57.271000000</meta:creation-date>
    <dc:date>2015-01-27T10:17:12.758000000</dc:date>
    <meta:editing-duration>P1DT19H10M11S</meta:editing-duration>
    <meta:editing-cycles>7</meta:editing-cycles>
    <meta:generator>LibreOffice/4.1.5.3$Windows_x86 LibreOffice_project/1c1366bba2ba2b554cd2ca4d87c06da81c05d24</meta:generator>
    <meta:document-statistic meta:object-count="24"/>
  </office:meta>
</office:document-meta>
</file>